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Times New Roman1" svg:font-family="'Times New Roman', Georgia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2" style:family="paragraph" style:parent-style-name="Standard" style:list-style-name="L1">
      <style:text-properties style:font-name="Arial" fo:font-size="16pt" style:font-size-asian="16pt" style:font-size-complex="16pt"/>
    </style:style>
    <style:style style:name="P2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02604152840483682" text:style-name="L1">
        <text:list-item>
          <text:p text:style-name="P22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2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7"> / irradiate</text:span></text:p>
            <text:p text:style-name="P21"/>
            <text:p text:style-name="P21">and to flee / and no recognition</text:p>
            <text:p text:style-name="P21"/>
            <text:p text:style-name="P21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</text:p>
            <text:p text:style-name="P19">חָזָה חֲבַקּוּק הַנָּבִיא</text:p>
          </table:table-cell>
          <table:table-cell table:style-name="表77.B1" office:value-type="string">
            <text:p text:style-name="P20">the burden / who,which</text:p>
            <text:p text:style-name="P20"/>
            <text:p text:style-name="P20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>עַד־אָנָה </text:p>
            <text:p text:style-name="P19"><text:soft-page-break/>יְהוָה שִׁוַּעְתִּי </text:p>
            <text:p text:style-name="P19">לֹא תִשְׁמָע אֶזְעַק </text:p>
            <text:p text:style-name="P19">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>as far as / where,when ?</text:p>
            <text:p text:style-name="P20"><text:soft-page-break/>jehovah / to halloo for a help</text:p>
            <text:p text:style-name="P20"/>
            <text:p text:style-name="P20">not / to hear / to shriek</text:p>
            <text:p text:style-name="P20"/>
            <text:p text:style-name="P20">towards thee</text:p>
            <text:p text:style-name="P20"/>
            <text:p text:style-name="P20"/>
            <text:p text:style-name="P20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</text:p>
            <text:p text:style-name="P19">אָוֶן וְעָמָל</text:p>
            <text:p text:style-name="P19"><text:s/>תַּבִּיט וְשֹׁד </text:p>
            <text:p text:style-name="P19">וְחָמָס לְנֶגְדִּי </text:p>
            <text:p text:style-name="P19">וַיְהִי רִיב</text:p>
            <text:p text:style-name="P19"><text:s/>וּמָדוֹן יִשָּׂא</text:p>
          </table:table-cell>
          <table:table-cell table:style-name="表79.B1" office:value-type="string">
            <text:p text:style-name="P20">in what ? / to see me</text:p>
            <text:p text:style-name="P20"/>
            <text:p text:style-name="P20">to trouble / and to toil</text:p>
            <text:p text:style-name="P20"/>
            <text:p text:style-name="P20">to regard / and violence</text:p>
            <text:p text:style-name="P20"/>
            <text:p text:style-name="P20">and violence / towards against me</text:p>
            <text:p text:style-name="P20">and to come to pass / a contenst</text:p>
            <text:p text:style-name="P20"/>
            <text:p text:style-name="P20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19">עַל־כֵּן תָּפוּג</text:p>
            <text:p text:style-name="P19"><text:s/>תּוֹרָה וְלֹא־יֵצֵא </text:p>
            <text:p text:style-name="P19">לָנֶצַח מִשְׁפָּט כִּי </text:p>
            <text:p text:style-name="P19">רָשָׁע מַכְתִּיר </text:p>
            <text:p text:style-name="P19">אֶת־הַצַּדִּיק </text:p>
            <text:p text:style-name="P19">עַל־כֵּן יֵצֵא מִשְׁפָּט מְעֻקָּל</text:p>
          </table:table-cell>
          <table:table-cell table:style-name="表80.B1" office:value-type="string">
            <text:p text:style-name="P20">above justly / to be sluggish</text:p>
            <text:p text:style-name="P20"/>
            <text:p text:style-name="P20">law / and not – to go out</text:p>
            <text:p text:style-name="P20"/>
            <text:p text:style-name="P20">into goal / a verdict / for</text:p>
            <text:p text:style-name="P20"/>
            <text:p text:style-name="P20">bad / to besiege</text:p>
            <text:p text:style-name="P20"/>
            <text:p text:style-name="P20">self,even – the just</text:p>
            <text:p text:style-name="P20"/>
            <text:p text:style-name="P20">above justly / to go out / a verdict</text:p>
            <text:p text:style-name="P20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>רְאוּ בַגּוֹיִם</text:p>
            <text:p text:style-name="P19"><text:s/>וְהַבִּיטוּ וְהִתַּמְּהוּ תְּמָהוּ כִּי־פֹעַל</text:p>
            <text:p text:style-name="P19"><text:s/>פֹּעֵל בִּימֵיכֶם לֹא תַאֲמִינוּ כִּי יְסֻפָּר</text:p>
          </table:table-cell>
          <table:table-cell table:style-name="表81.B1" office:value-type="string">
            <text:p text:style-name="P20">behold / at Gentile</text:p>
            <text:p text:style-name="P20"/>
            <text:p text:style-name="P20">and to regard / and to be stunned</text:p>
            <text:p text:style-name="P20">to be stunned / for – to work</text:p>
            <text:p text:style-name="P20"/>
            <text:p text:style-name="P20">to practice / in your day / not</text:p>
            <text:p text:style-name="P20"/>
            <text:p text:style-name="P20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>כִּי־הִנְנִי מֵקִים </text:p>
            <text:p text:style-name="P19">אֶת־הַכַּשְׂדִּים הַגּוֹי הַמַּר וְהַנִּמְהָר </text:p>
            <text:p text:style-name="P19">הַהוֹלֵ</text:p>
            <text:p text:style-name="P19">**</text:p>
            <text:p text:style-name="P19">לְמֶרְחֲבֵי־אֶרֶץ </text:p>
            <text:p text:style-name="P19">לָרֶשֶׁת </text:p>
            <text:p text:style-name="P19">מִשְׁכָּנוֹת לֹּא־לוֹ</text:p>
          </table:table-cell>
          <table:table-cell table:style-name="表82.B1" office:value-type="string">
            <text:p text:style-name="P20">for / behold me / to rise</text:p>
            <text:p text:style-name="P20"/>
            <text:p text:style-name="P20">self,even – Kasdite / a foreign nation</text:p>
            <text:p text:style-name="P20">the bitter / and the hurry</text:p>
            <text:p text:style-name="P20"/>
            <text:p text:style-name="P20">the to walk</text:p>
            <text:p text:style-name="P20"/>
            <text:p text:style-name="P20"/>
            <text:p text:style-name="P20">towards open space – the earth</text:p>
            <text:p text:style-name="P20"/>
            <text:p text:style-name="P20">towards to occupy</text:p>
            <text:p text:style-name="P20"/>
            <text:p text:style-name="P20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>אָיֹם וְנוֹרָא הוּא</text:p>
            <text:p text:style-name="P19"><text:s/>מִמֶּנּוּ מִשְׁפָּטוֹ </text:p>
            <text:p text:style-name="P19">וּשְׂאֵתוֹ יֵצֵא</text:p>
          </table:table-cell>
          <table:table-cell table:style-name="表70.B1" office:value-type="string">
            <text:p text:style-name="P20">fri<text:span text:style-name="T7">ghtful / and to fear / he,she</text:span></text:p>
            <text:p text:style-name="P21"/>
            <text:p text:style-name="P21"/>
            <text:p text:style-name="P21">out of him / his verdict</text:p>
            <text:p text:style-name="P21">and his exaltation / to go out</text:p>
            <text:p text:style-name="P21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>וְקַלּוּ מִנְּמֵרִים </text:p>
            <text:p text:style-name="P19">סוּסָיו וְחַדּוּ </text:p>
            <text:p text:style-name="P19">מִזְּאֵבֵי עֶרֶב </text:p>
            <text:p text:style-name="P19">וּפָשׁוּ פָּרָשָׁיו </text:p>
            <text:p text:style-name="P19">וּפָרָשָׁיו מֵרָחוֹק</text:p>
            <text:p text:style-name="P19"><text:s/>יָבֹאוּ יָעֻפוּ כְּנֶשֶׁר </text:p>
            <text:p text:style-name="P19">חָשׁ לֶאֱכוֹל</text:p>
          </table:table-cell>
          <table:table-cell table:style-name="表83.B1" office:value-type="string">
            <text:p text:style-name="P20">and swift / from leopards</text:p>
            <text:p text:style-name="P20"/>
            <text:p text:style-name="P20">its horse / and sharp</text:p>
            <text:p text:style-name="P20"/>
            <text:p text:style-name="P20">from a wolf / dusk</text:p>
            <text:p text:style-name="P20"/>
            <text:p text:style-name="P20">and to spread / its driver</text:p>
            <text:p text:style-name="P20">and its driver / from remote</text:p>
            <text:p text:style-name="P20"/>
            <text:p text:style-name="P20">to go,come / to fly / like eagle</text:p>
            <text:p text:style-name="P20"/>
            <text:p text:style-name="P20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9">כֻּלֹּה לְחָמָס</text:p>
            <text:p text:style-name="P19"><text:s/>יָבוֹא מְגַמַּת </text:p>
            <text:p text:style-name="P19"><text:soft-page-break/>פְּנֵיהֶם קָדִימָה </text:p>
            <text:p text:style-name="P19">וַיֶּאֱסֹף כַּחוֹל </text:p>
            <text:p text:style-name="P19">שֶׁבִי</text:p>
          </table:table-cell>
          <table:table-cell table:style-name="表84.B1" office:value-type="string">
            <text:p text:style-name="P20">her all / towards violence</text:p>
            <text:p text:style-name="P20"/>
            <text:p text:style-name="P20">to go,come / impulse,direction</text:p>
            <text:p text:style-name="P20"/>
            <text:p text:style-name="P20"><text:soft-page-break/>their faces / her east wind</text:p>
            <text:p text:style-name="P20"/>
            <text:p text:style-name="P20">and to gather / like sand</text:p>
            <text:p text:style-name="P20"/>
            <text:p text:style-name="P20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>וְהוּא בַּמְּלָכִים </text:p>
            <text:p text:style-name="P19">יִתְקַלָּס וְרֹזְנִים </text:p>
            <text:p text:style-name="P19">מִשְׂחָק לוֹ</text:p>
            <text:p text:style-name="P19"><text:s/>הוּא לְכָל־מִבְצָר </text:p>
            <text:p text:style-name="P19">יִשְׂחָק וַיִּצְבֹּר</text:p>
            <text:p text:style-name="P19"><text:s/>עָפָר וַיִּלְכְּדָהּ</text:p>
          </table:table-cell>
          <table:table-cell table:style-name="表85.B1" office:value-type="string">
            <text:p text:style-name="P20">and he,she / towards kings</text:p>
            <text:p text:style-name="P20"/>
            <text:p text:style-name="P20">to ridicule / and honorables</text:p>
            <text:p text:style-name="P20"/>
            <text:p text:style-name="P20">a laughing stock / towards him</text:p>
            <text:p text:style-name="P20"/>
            <text:p text:style-name="P20">he,she / towards all – fortification</text:p>
            <text:p text:style-name="P20"/>
            <text:p text:style-name="P20">to laugh / and to aggregate</text:p>
            <text:p text:style-name="P20"/>
            <text:p text:style-name="P20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19">אָז חָלַף רוּחַ </text:p>
            <text:p text:style-name="P19"><text:soft-page-break/>וַיַּעֲבֹר וְאָשֵׁם</text:p>
            <text:p text:style-name="P19"><text:s/>זוּ כֹחוֹ לֵאלֹהוֹ</text:p>
          </table:table-cell>
          <table:table-cell table:style-name="表86.B1" office:value-type="string">
            <text:p text:style-name="P20">at that time / to change / spirit / </text:p>
            <text:p text:style-name="P20"/>
            <text:p text:style-name="P20"/>
            <text:p text:style-name="P20"><text:soft-page-break/>and to cross over / and to be guilty</text:p>
            <text:p text:style-name="P20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9">הֲלוֹא אַתָּה </text:p>
            <text:p text:style-name="P19">מִקֶּדֶם יְהוָה אֱלֹהַי קְדֹשִׁי לֹא נָמוּת יְהוָה לְמִשְׁפָּט שַׂמְתּוֹ </text:p>
            <text:p text:style-name="P19">וְצוּר לְהוֹכִיחַ </text:p>
            <text:p text:style-name="P19">יְסַדְתּוֹ</text:p>
          </table:table-cell>
          <table:table-cell table:style-name="表87.B1" office:value-type="string">
            <text:p text:style-name="P20">who,where not / thou</text:p>
            <text:p text:style-name="P20"/>
            <text:p text:style-name="P20">from before / jehovah / my gods</text:p>
            <text:p text:style-name="P20"/>
            <text:p text:style-name="P20">my sacred / not die / jehovah</text:p>
            <text:p text:style-name="P20"/>
            <text:p text:style-name="P20">towards verdict / to put him</text:p>
            <text:p text:style-name="P20"/>
            <text:p text:style-name="P20">and an edge / towards to be right</text:p>
            <text:p text:style-name="P20"/>
            <text:p text:style-name="P20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9">טְהוֹר עֵינַיִם מֵרְאוֹת</text:p>
            <text:p text:style-name="P19"><text:soft-page-break/><text:s/>רָע וְהַבִּיט אֶל־עָמָל לֹא תוּכָל לָמָּה</text:p>
            <text:p text:style-name="P19"><text:s/>תַבִּיט בּוֹגְדִים תַּחֲרִישׁ בְּבַלַּע רָשָׁע</text:p>
            <text:p text:style-name="P19"><text:s/>צַדִּיק מִמֶּנּוּ</text:p>
          </table:table-cell>
          <table:table-cell table:style-name="表88.B1" office:value-type="string">
            <text:p text:style-name="P20">purity / eyes / from to see</text:p>
            <text:p text:style-name="P20"/>
            <text:p text:style-name="P20"/>
            <text:p text:style-name="P20"><text:soft-page-break/>evil / and to regard / with – toil</text:p>
            <text:p text:style-name="P20"/>
            <text:p text:style-name="P20">not / be able / towards what ?</text:p>
            <text:p text:style-name="P20"/>
            <text:p text:style-name="P20">to regard / to pillage / to let alone</text:p>
            <text:p text:style-name="P20"/>
            <text:p text:style-name="P20">in to destroy / a bad person</text:p>
            <text:p text:style-name="P20"/>
            <text:p text:style-name="P20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9">וַתַּעֲשֶׂה אָדָם כִּדְגֵי </text:p>
            <text:p text:style-name="P19">הַיָּם כְּרֶמֶשׂ לֹא־מֹשֵׁל בּוֹ</text:p>
          </table:table-cell>
          <table:table-cell table:style-name="表89.B1" office:value-type="string">
            <text:p text:style-name="P20">and to do,make / men / like fish</text:p>
            <text:p text:style-name="P20"/>
            <text:p text:style-name="P20">river / like a reptile / not – to rule</text:p>
            <text:p text:style-name="P20"/>
            <text:p text:style-name="P20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9">כֻּלֹּה בְּחַכָּה הֵעֲלָה <text:soft-page-break/>יְגֹרֵהוּ בְחֶרְמוֹ </text:p>
            <text:p text:style-name="P19">וְיַאַסְפֵהוּ </text:p>
            <text:p text:style-name="P19">בְּמִכְמַרְתּוֹ עַל־כֵּן </text:p>
            <text:p text:style-name="P19">יִשְׂמַח וְיָגִיל</text:p>
          </table:table-cell>
          <table:table-cell table:style-name="表90.B1" office:value-type="string">
            <text:p text:style-name="P20">all of them / in a hook / to ascend</text:p>
            <text:p text:style-name="P20"/>
            <text:p text:style-name="P20"/>
            <text:p text:style-name="P20"><text:soft-page-break/>and to drag it / in his nest</text:p>
            <text:p text:style-name="P20"/>
            <text:p text:style-name="P20">and to gather them</text:p>
            <text:p text:style-name="P20"/>
            <text:p text:style-name="P20">in their net / upon – rightly</text:p>
            <text:p text:style-name="P20"/>
            <text:p text:style-name="P20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19">עַל־כֵּן יְזַבֵּחַ </text:p>
            <text:p text:style-name="P19">לְחֶרְמוֹ וִיקַטֵּר לְמִכְמַרְתּוֹ כִּי </text:p>
            <text:p text:style-name="P19">בָהֵמָּה שָׁמֵן חֶלְקוֹ וּמַאֲכָלוֹ בְּרִאָה</text:p>
          </table:table-cell>
          <table:table-cell table:style-name="表91.B1" office:value-type="string">
            <text:p text:style-name="P20">upon – rightly / to slaughter</text:p>
            <text:p text:style-name="P20"/>
            <text:p text:style-name="P20">towards their net / and to smoke</text:p>
            <text:p text:style-name="P20"/>
            <text:p text:style-name="P20">towards their net / for</text:p>
            <text:p text:style-name="P20"/>
            <text:p text:style-name="P20">by them / rich / their allotment</text:p>
            <text:p text:style-name="P20"/>
            <text:p text:style-name="P20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19">הַעַל כֵּן יָרִיק</text:p>
            <text:p text:style-name="P19"><text:soft-page-break/><text:s/>חֶרְמוֹ וְתָמִיד </text:p>
            <text:p text:style-name="P19">לַהֲרֹג גּוֹיִם</text:p>
            <text:p text:style-name="P19"><text:s/>לֹא יַחְמוֹל ס</text:p>
          </table:table-cell>
          <table:table-cell table:style-name="表92.B1" office:value-type="string">
            <text:p text:style-name="P20">the above / justly / empty</text:p>
            <text:p text:style-name="P20"/>
            <text:p text:style-name="P20"><text:soft-page-break/></text:p>
            <text:p text:style-name="P20">their net / and to stretch</text:p>
            <text:p text:style-name="P20"/>
            <text:p text:style-name="P20">towards to smite / Gentile</text:p>
            <text:p text:style-name="P20"/>
            <text:p text:style-name="P20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19">עַל־מִשְׁמַרְתִּי אֶעֱמֹדָה וְאֶתְיַצְּבָה עַל־מָצוֹר</text:p>
            <text:p text:style-name="P19"><text:s/>וַאֲצַפֶּה לִרְאוֹת</text:p>
            <text:p text:style-name="P19"><text:s/>מַה־יְדַבֶּר־בִּי </text:p>
            <text:p text:style-name="P19">וּמָה אָשִׁיב</text:p>
            <text:p text:style-name="P19"><text:s/>עַל־תּוֹכַחְתִּי</text:p>
          </table:table-cell>
          <table:table-cell table:style-name="表93.B1" office:value-type="string">
            <text:p text:style-name="P20">upon – my duty / to stand</text:p>
            <text:p text:style-name="P20"/>
            <text:p text:style-name="P20">and to place / upon – a mound</text:p>
            <text:p text:style-name="P20"/>
            <text:p text:style-name="P20">and to peer into / towards to see</text:p>
            <text:p text:style-name="P20"/>
            <text:p text:style-name="P20">what,why ? - to speak – towards me</text:p>
            <text:p text:style-name="P20">and what ? / to turn back</text:p>
            <text:p text:style-name="P20"/>
            <text:p text:style-name="P20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19">וַיַּעֲנֵנִי יְהוָה </text:p>
            <text:p text:style-name="P19"><text:soft-page-break/>וַיֹּאמֶר כְּתוֹב חָזוֹן </text:p>
            <text:p text:style-name="P19">וּבָאֵר עַל־הַלֻּחוֹת </text:p>
            <text:p text:style-name="P19">לְמַעַן יָרוּץ קוֹרֵא </text:p>
            <text:p text:style-name="P19">בוֹ</text:p>
          </table:table-cell>
          <table:table-cell table:style-name="表94.B1" office:value-type="string">
            <text:p text:style-name="P20">and to pay attention / jehovah</text:p>
            <text:p text:style-name="P20"/>
            <text:p text:style-name="P20"><text:soft-page-break/>and to say / to write / a dream</text:p>
            <text:p text:style-name="P20"/>
            <text:p text:style-name="P20">and to engrave / upon the tablet</text:p>
            <text:p text:style-name="P20"/>
            <text:p text:style-name="P20">in order that / to run / to call out</text:p>
            <text:p text:style-name="P20"/>
            <text:p text:style-name="P20">towards him</text:p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19">כִּי עוֹד חָזוֹן </text:p>
            <text:p text:style-name="P19">לַמּוֹעֵד</text:p>
            <text:p text:style-name="P19"><text:s/>וְיָפֵחַ לַקֵּץ</text:p>
            <text:p text:style-name="P19"><text:s/>וְלֹא יְכַזֵּב אִם־יִתְמַהְמָהּ </text:p>
            <text:p text:style-name="P19">חַכֵּה־לוֹ </text:p>
            <text:p text:style-name="P19">כִּי־בֹא יָבֹא</text:p>
            <text:p text:style-name="P19"><text:s/>לֹא יְאַחֵר</text:p>
          </table:table-cell>
          <table:table-cell table:style-name="表95.B1" office:value-type="string">
            <text:p text:style-name="P20">for / still,more / a dream</text:p>
            <text:p text:style-name="P20"/>
            <text:p text:style-name="P20">towards appointment</text:p>
            <text:p text:style-name="P20"/>
            <text:p text:style-name="P20">and to utter / towards extremity</text:p>
            <text:p text:style-name="P20"/>
            <text:p text:style-name="P20">and not / to lie / although – to be reluctant</text:p>
            <text:p text:style-name="P20"/>
            <text:p text:style-name="P20"/>
            <text:p text:style-name="P20">to adhere – towards him</text:p>
            <text:p text:style-name="P20"/>
            <text:p text:style-name="P20">for – to go,come / to go,come</text:p>
            <text:p text:style-name="P20"/>
            <text:p text:style-name="P20">not / to procrastinat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19">הִנֵּה עֻפְּלָה לֹא־יָשְׁרָה</text:p>
            <text:p text:style-name="P19"><text:s/>נַפְשׁוֹ בּוֹ וְצַדִּיק בֶּאֱמוּנָתוֹ יִחְיֶה</text:p>
          </table:table-cell>
          <table:table-cell table:style-name="表96.B1" office:value-type="string">
            <text:p text:style-name="P20">behold / to swell / not – be straight</text:p>
            <text:p text:style-name="P20"/>
            <text:p text:style-name="P20">his vitality / in him / and just</text:p>
            <text:p text:style-name="P20"/>
            <text:p text:style-name="P20">in his fidelity / to revive</text:p>
          </table:table-cell>
        </table:table-row>
      </table:table>
      <text:p text:style-name="P5"/>
      <text:p text:style-name="P12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19">וְאַף כִּי־הַיַּיִן </text:p>
            <text:p text:style-name="P19">בּוֹגֵד גֶּבֶר יָהִיר</text:p>
            <text:p text:style-name="P19"><text:s/>וְלֹא יִנְוֶה אֲשֶׁר </text:p>
            <text:p text:style-name="P19">הִרְחִיב כִּשְׁאוֹל </text:p>
            <text:p text:style-name="P19">נַפְשׁוֹ וְהוּא כַמָּוֶת </text:p>
            <text:p text:style-name="P19"/>
            <text:p text:style-name="P19">וְלֹא יִשְׂבָּע וַיֶּאֱסֹף </text:p>
            <text:p text:style-name="P19">אֵלָיו כָּל־הַגּוֹיִם</text:p>
            <text:p text:style-name="P19"><text:s/>וַיִּקְבֹּץ אֵלָיו</text:p>
            <text:p text:style-name="P19"><text:s/>כָּל־הָעַמִּים</text:p>
          </table:table-cell>
          <table:table-cell table:style-name="表97.B1" office:value-type="string">
            <text:p text:style-name="P20">and also / for – the wine</text:p>
            <text:p text:style-name="P20"/>
            <text:p text:style-name="P20">to pillage / a person / arrogant</text:p>
            <text:p text:style-name="P20"/>
            <text:p text:style-name="P20">and not / to celebrate / who,what</text:p>
            <text:p text:style-name="P20"/>
            <text:p text:style-name="P20">to broaden / like hades</text:p>
            <text:p text:style-name="P20"/>
            <text:p text:style-name="P20">his vitality / and he,she / like hades</text:p>
            <text:p text:style-name="P20"/>
            <text:p text:style-name="P20">and not / to fill / and to take away</text:p>
            <text:p text:style-name="P20"/>
            <text:p text:style-name="P20">among it / all – nations</text:p>
            <text:p text:style-name="P20"/>
            <text:p text:style-name="P20">and to collects / among it</text:p>
            <text:p text:style-name="P20"/>
            <text:p text:style-name="P20">all - tribe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@@@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19">הֲלוֹא־אֵלֶּה כֻלָּם עָלָיו מָשָׁל יִשָּׂאוּ וּמְלִיצָה חִידוֹת לוֹ וְיֹאמַר הוֹי הַמַּרְבֶּה לֹּא־לוֹ עַד־מָתַי וּמַכְבִּיד עָלָיו עַבְטִיט</text:p>
          </table:table-cell>
          <table:table-cell table:style-name="表98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19">הֲלוֹא פֶתַע יָקוּמוּ נֹשְׁכֶי</text:p>
            <text:p text:style-name="P19">#</text:p>
            <text:p text:style-name="P19">וְיִקְצוּ מְזַעְזְעֶי</text:p>
            <text:p text:style-name="P19">#</text:p>
            <text:p text:style-name="P19">וְהָיִיתָ לִמְשִׁסּוֹת לָמוֹ</text:p>
          </table:table-cell>
          <table:table-cell table:style-name="表99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><text:soft-page-break/></text:p>
      <text:p text:style-name="Text_20_body"/>
      <text:p text:style-name="P5"/>
      <text:p text:style-name="Text_20_body"/>
      <text:p text:style-name="Text_20_body"/>
      <text:p text:style-name="P5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ext:soft-page-break/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8349350650744351073" text:style-name="L2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><text:soft-page-break/></text:p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Times New Roman1" svg:font-family="'Times New Roman', Georgia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29T10:48:36.16</dc:date>
    <dc:creator>iwabuchi ken</dc:creator>
    <meta:editing-duration>P3DT11H36M57S</meta:editing-duration>
    <meta:editing-cycles>161</meta:editing-cycles>
    <meta:generator>OpenOffice/4.1.3$Win32 OpenOffice.org_project/413m1$Build-9783</meta:generator>
    <meta:document-statistic meta:table-count="103" meta:image-count="0" meta:object-count="0" meta:page-count="51" meta:paragraph-count="1241" meta:word-count="4788" meta:character-count="28280"/>
  </office:meta>
</office:document-meta>
</file>